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4" style:family="table">
      <style:table-properties style:width="19.0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4.A2" style:family="table-cell">
      <style:table-cell-properties style:vertical-align="" fo:background-color="transparent" fo:padding="0.097cm" fo:border-left="none" fo:border-right="none" fo:border-top="0.5pt solid #b2b2b2" fo:border-bottom="none" style:writing-mode="lr-tb">
        <style:background-image/>
      </style:table-cell-properties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1.605cm"/>
    </style:style>
    <style:style style:name="Tableau2.B" style:family="table-column">
      <style:table-column-properties style:column-width="7.373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2fc285" style:font-size-asian="10pt" style:font-size-complex="10pt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Arial" fo:font-size="9pt" officeooo:paragraph-rsid="00275d2a" style:font-size-asian="9pt" style:font-size-complex="9pt"/>
    </style:style>
    <style:style style:name="P9" style:family="paragraph" style:parent-style-name="Standard">
      <style:text-properties style:font-name="Arial" fo:font-size="9pt" officeooo:paragraph-rsid="002fc285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officeooo:rsid="00290d3e" officeooo:paragraph-rsid="00290d3e" style:font-size-asian="8pt" style:font-size-complex="8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Footer">
      <style:paragraph-properties fo:text-align="center" style:justify-single-word="false" fo:padding="0cm" fo:border="none" style:shadow="none"/>
      <style:text-properties officeooo:paragraph-rsid="00262595"/>
    </style:style>
    <style:style style:name="P15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weight="normal" officeooo:paragraph-rsid="002666c4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weight="normal" officeooo:rsid="002666c4" officeooo:paragraph-rsid="002666c4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font-weight="bold" officeooo:paragraph-rsid="002666c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9pt" officeooo:rsid="00290d3e" officeooo:paragraph-rsid="00308ef0" style:font-size-asian="9pt" style:font-size-complex="9pt"/>
    </style:style>
    <style:style style:name="P20" style:family="paragraph" style:parent-style-name="Standard">
      <style:text-properties style:font-name="Arial" fo:font-size="9pt" officeooo:rsid="0062de83" officeooo:paragraph-rsid="00308ef0" style:font-size-asian="9pt" style:font-size-complex="9pt"/>
    </style:style>
    <style:style style:name="P21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2" style:family="paragraph" style:parent-style-name="Standard">
      <style:paragraph-properties fo:break-before="page"/>
      <style:text-properties style:font-name="Arial" fo:font-size="9pt" officeooo:paragraph-rsid="00308ef0" style:font-size-asian="9pt" style:font-size-complex="9pt"/>
    </style:style>
    <style:style style:name="P2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2666c4" officeooo:paragraph-rsid="002666c4"/>
    </style:style>
    <style:style style:name="P24" style:family="paragraph" style:parent-style-name="Heading_20_6">
      <style:text-properties style:font-name="Arial" fo:font-size="10pt" style:font-size-asian="10pt" style:font-size-complex="10pt"/>
    </style:style>
    <style:style style:name="P25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T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2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Arial" fo:font-size="16pt" fo:font-weight="bold" officeooo:rsid="002666c4" style:font-size-asian="16pt" style:font-weight-asian="bold" style:font-size-complex="16pt" style:font-weight-complex="bold"/>
    </style:style>
    <style:style style:name="T4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275d2a"/>
    </style:style>
    <style:style style:name="T6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21"><text:text-input text:description="&lt;for each=&quot;o in objects&quot;&gt;">&lt;for each o in objects&gt;</text:text-input><text:s/></text:p>
      <text:p text:style-name="P12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<text:span text:style-name="Police_20_par_20_défaut"><text:span text:style-name="T2"/></text:span></text:p>
            <text:h text:style-name="Heading_20_1" text:outline-level="1"><text:span text:style-name="Police_20_par_20_défaut"><text:span text:style-name="T3"><text:text-input text:description="&lt;_(&quot;Delivery slip&quot;)&gt;">Delivery Slip</text:text-input></text:span></text:span><text:span text:style-name="Police_20_par_20_défaut"><text:span text:style-name="T3"><text:s/></text:span></text:span><text:span text:style-name="Police_20_par_20_défaut"><text:span text:style-name="T3"><text:text-input text:description="&lt;o.name&gt;">BL01254</text:text-input></text:span></text:span></text:h>
            <text:h text:style-name="Heading_20_1" text:outline-level="1"><text:span text:style-name="Police_20_par_20_défaut"><text:span text:style-name="T2"/></text:span></text:h>
            <text:p text:style-name="P7"/>
          </table:table-cell>
          <table:table-cell table:style-name="Tableau1.A1" office:value-type="string">
            <text:p text:style-name="P7"/>
            <text:p text:style-name="P7"/>
            <text:p text:style-name="P6"/>
            <text:p text:style-name="P6"/>
            <text:p text:style-name="P9"><text:span text:style-name="T6"><text:text-input text:description="&lt;_(&quot;Attn:&quot;)&gt;">Attn:</text:text-input></text:span><text:span text:style-name="T6"><text:s/></text:span><text:span text:style-name="T6"><text:text-input text:description="&lt;(o.partner_id and o.partner_id.title and o.partner_id.title.name + ' ') or ''&gt;">Partner title</text:text-input></text:span><text:span text:style-name="T6"><text:text-input text:description="&lt;o.partner_id and o.partner_id.name or ''&gt;">Partner name</text:text-input></text:span></text:p>
            <text:p text:style-name="P9"/>
            <text:p text:style-name="P9"><text:text-input text:description="&lt;display_address(o.partner_id,False)&gt;">Address
2 lines</text:text-input></text:p>
            <text:p text:style-name="P9"/>
            <text:p text:style-name="P5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h text:style-name="P23" text:outline-level="1"><text:span text:style-name="Police_20_par_20_défaut"><text:span text:style-name="T4"><text:text-input text:description="&lt;_(&quot;Order reference&quot;)&gt;">Order reference</text:text-input></text:span></text:span></text:h>
          </table:table-cell>
          <table:table-cell table:style-name="Tableau4.A1" office:value-type="string">
            <text:p text:style-name="P18"><text:text-input text:description="&lt;_(&quot;Date&quot;)&gt;">Date</text:text-input></text:p>
          </table:table-cell>
        </table:table-row>
        <table:table-row table:style-name="Tableau4.1">
          <table:table-cell table:style-name="Tableau4.A2" office:value-type="string">
            <text:p text:style-name="P17"><text:text-input text:description="&lt;o.origin or ''&gt;">origin</text:text-input></text:p>
          </table:table-cell>
          <table:table-cell table:style-name="Tableau4.A2" office:value-type="string">
            <text:p text:style-name="P16"><text:text-input text:description="&lt;formatLang(o.date_done or time.strftime('%Y-%m-%d'), date=True)&gt;">2014-05-13</text:text-input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24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5" text:outline-level="6"><text:text-input text:description="&lt;_(&quot;Quantity&quot;)&gt;">Quantity</text:text-input></text:h>
          </table:table-cell>
        </table:table-row>
        <table:table-row>
          <table:table-cell table:style-name="Tableau2.A2" table:number-columns-spanned="2" office:value-type="string">
            <text:p text:style-name="P10"><text:text-input text:description="&lt;for each=&quot;line in o.move_lines&quot;&gt;">loop on lines</text:text-input></text:p>
          </table:table-cell>
          <table:covered-table-cell/>
        </table:table-row>
        <table:table-row>
          <table:table-cell table:style-name="Tableau2.A3" office:value-type="string">
            <text:p text:style-name="P7"><text:text-input text:description="&lt;line.name&gt;">Name</text:text-input></text:p>
          </table:table-cell>
          <table:table-cell table:style-name="Tableau2.A3" office:value-type="string">
            <text:p text:style-name="P8"><text:text-input text:description="&lt;formatLang(line.quantity_done or line.product_uom_qty, digits=0)&gt;">112</text:text-input><text:s/><text:span text:style-name="T5"><text:text-input text:description="&lt;line.product_uom.name&gt;">Unit(s)</text:text-input></text:span></text:p>
          </table:table-cell>
        </table:table-row>
        <table:table-row table:style-name="Tableau2.4">
          <table:table-cell table:style-name="Tableau2.A4" table:number-columns-spanned="2" office:value-type="string">
            <text:p text:style-name="P10"><text:text-input text:description="&lt;/for&gt;">end loop</text:text-input></text:p>
          </table:table-cell>
          <table:covered-table-cell/>
        </table:table-row>
      </table:table>
      <text:p text:style-name="Standard"/>
      <text:p text:style-name="P20"><text:text-input text:description="&lt;if test=&quot;o != objects[-1]&quot;&gt;">&lt;if not last&gt;</text:text-input></text:p>
      <text:p text:style-name="P22"/>
      <text:p text:style-name="P19"><text:text-input text:description="&lt;/if&gt;">&lt;/if&gt;</text:text-input></text:p>
      <text:p text:style-name="P11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="none" style:shadow="none"/>
      <style:text-properties officeooo:paragraph-rsid="00262595"/>
    </style:style>
    <style:style style:name="MP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draw:frame draw:style-name="Mfr1" draw:name="Cadre1" text:anchor-type="paragraph" svg:x="17.124cm" svg:y="0.487cm" svg:width="1.917cm" draw:z-index="2"><draw:text-box fo:min-height="0.639cm"><text:p text:style-name="MP7"><text:text-input text:description="&lt;_(&quot;Page&quot;)&gt;">Page</text:text-input><text:s/><text:page-number text:select-page="current">2</text:page-number>/<text:page-count>2</text:page-count></text:p></draw:text-box></draw:frame><text:span text:style-name="Police_20_par_20_défaut"><text:span text:style-name="MT1"/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5-17T12:03:58.433085986</dc:date>
    <meta:editing-cycles>514</meta:editing-cycles>
    <meta:editing-duration>PT5H44M21S</meta:editing-duration>
    <meta:document-statistic meta:table-count="3" meta:image-count="0" meta:object-count="0" meta:page-count="2" meta:paragraph-count="27" meta:word-count="127" meta:character-count="394" meta:non-whitespace-character-count="356"/>
    <meta:template xlink:type="simple" xlink:actuate="onRequest" xlink:title="" xlink:href="Normal.dotm"/>
  </office:meta>
</office:document-meta>
</file>